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Biolinum O" svg:font-family="'Linux Biolinum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Noto Sans" fo:font-size="24pt" officeooo:rsid="00099cab" officeooo:paragraph-rsid="00099cab" style:font-size-asian="24pt" style:font-size-complex="2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Noto Sans" fo:font-size="22pt" officeooo:rsid="00099cab" officeooo:paragraph-rsid="00099cab" style:font-size-asian="22pt" style:font-size-complex="2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ans" fo:font-size="22pt" officeooo:rsid="000cfa20" officeooo:paragraph-rsid="000cfa20" style:font-size-asian="22pt" style:font-size-complex="2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Noto Sans" fo:font-size="18pt" officeooo:rsid="00099cab" officeooo:paragraph-rsid="00099cab" style:font-size-asian="18pt" style:font-size-complex="18pt"/>
    </style:style>
    <style:style style:name="P5" style:family="paragraph" style:parent-style-name="Standard">
      <style:paragraph-properties fo:line-height="150%" fo:text-align="start" style:justify-single-word="false"/>
      <style:text-properties style:font-name="Noto Sans" fo:font-size="18pt" officeooo:rsid="000cfa20" officeooo:paragraph-rsid="000cfa20" style:font-size-asian="18pt" style:font-size-complex="18pt"/>
    </style:style>
    <style:style style:name="P6" style:family="paragraph" style:parent-style-name="Standard" style:master-page-name="">
      <loext:graphic-properties draw:fill="none"/>
      <style:paragraph-properties fo:margin-left="0.5in" fo:margin-right="0.75in" fo:line-height="115%" fo:text-align="center" style:justify-single-word="false" fo:text-indent="0in" style:auto-text-indent="false" style:page-number="auto" fo:background-color="transparent"/>
      <style:text-properties style:font-name="Noto Sans" fo:font-size="22pt" officeooo:rsid="00099cab" officeooo:paragraph-rsid="00099cab" style:font-size-asian="22pt" style:font-size-complex="22pt"/>
    </style:style>
    <style:style style:name="P7" style:family="paragraph" style:parent-style-name="Standard" style:master-page-name="">
      <loext:graphic-properties draw:fill="none"/>
      <style:paragraph-properties fo:margin-left="0.0618in" fo:margin-right="0in" fo:line-height="115%" fo:text-align="center" style:justify-single-word="false" fo:text-indent="0in" style:auto-text-indent="false" style:page-number="auto" fo:background-color="transparent"/>
      <style:text-properties style:font-name="Noto Sans" fo:font-size="22pt" officeooo:rsid="00099cab" officeooo:paragraph-rsid="00099cab" style:font-size-asian="22pt" style:font-size-complex="22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nux Libertine Display O" fo:font-size="22pt" officeooo:rsid="000daf3d" officeooo:paragraph-rsid="000daf3d" style:font-size-asian="22pt" style:font-size-complex="22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nux Libertine Display O" fo:font-size="20pt" officeooo:rsid="000daf3d" officeooo:paragraph-rsid="000daf3d" style:font-size-asian="20pt" style:font-size-complex="20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nux Libertine Display O" fo:font-size="18pt" officeooo:rsid="000daf3d" officeooo:paragraph-rsid="000daf3d" style:font-size-asian="18pt" style:font-size-complex="18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nux Libertine Display O" fo:font-size="18pt" officeooo:rsid="000cfa20" officeooo:paragraph-rsid="000cfa20" style:font-size-asian="18pt" style:font-size-complex="18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nux Libertine Display O" fo:font-size="32pt" fo:font-weight="normal" officeooo:rsid="000daf3d" officeooo:paragraph-rsid="000daf3d" style:font-size-asian="32pt" style:font-weight-asian="normal" style:font-size-complex="32pt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nux Biolinum O" fo:font-size="22pt" officeooo:rsid="000daf3d" officeooo:paragraph-rsid="000daf3d" style:font-size-asian="22pt" style:font-size-complex="22pt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nux Biolinum O" fo:font-size="24pt" fo:font-weight="bold" officeooo:rsid="000daf3d" officeooo:paragraph-rsid="000daf3d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style:font-name="Linux Biolinum O" fo:font-size="18pt" fo:font-weight="bold" officeooo:rsid="000cfa20" officeooo:paragraph-rsid="000cfa20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ster’s Thesis</text:p>
      <text:p text:style-name="P12">Applied Ecology</text:p>
      <text:p text:style-name="P8"/>
      <text:p text:style-name="P14">Spatial ecology and movements of</text:p>
      <text:p text:style-name="P14">wintering White-fronted geese</text:p>
      <text:p text:style-name="P14">(<text:span text:style-name="T1">Anser albifrons</text:span>)</text:p>
      <text:p text:style-name="P13">Family size dynamics in wintering geese</text:p>
      <text:p text:style-name="P13"/>
      <text:p text:style-name="P13">by</text:p>
      <text:p text:style-name="P13">Pratik Rajan Gupte</text:p>
      <text:p text:style-name="P13"/>
      <text:p text:style-name="P9">First Reviewer: Prof. Dr. Stefan Garthe</text:p>
      <text:p text:style-name="P9">Second Reviewer: Dr. Andrea Kölzsch</text:p>
      <text:p text:style-name="P9"/>
      <text:p text:style-name="P10">Research and Technology Centre, West Coast (FTZ)</text:p>
      <text:p text:style-name="P10">Max Planck Institute for Ornithology, Radolfzell</text:p>
      <text:p text:style-name="P10"/>
      <text:p text:style-name="P10">Faculty of Agricultural and Nutritional Sciences</text:p>
      <text:p text:style-name="P10">Faculty of Mathematics and Natural Sciences</text:p>
      <text:p text:style-name="P10">of Kiel University</text:p>
      <text:p text:style-name="P15">Declaration</text:p>
      <text:p text:style-name="P5"/>
      <text:p text:style-name="P11">Herewith, I declare that this thesis has been completed independently and unaided and that no other sources than the ones given here have been used.</text:p>
      <text:p text:style-name="P11"/>
      <text:p text:style-name="P11">The submitted written version of this work is the same as the one electronically saved and submitted on CD.</text:p>
      <text:p text:style-name="P11"/>
      <text:p text:style-name="P11">Furthermore, I declare that this work has never been submitted at any other time and anywhere else as a final thesis.</text:p>
      <text:p text:style-name="P11"/>
      <text:p text:style-name="P11"/>
      <text:p text:style-name="P11"/>
      <text:p text:style-name="P11"/>
      <text:p text:style-name="P11">Date, Signatur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Biolinum O" svg:font-family="'Linux Biolinum O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.5in" fo:margin-left="1.5in" fo:margin-right="1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09:28.808792547</meta:creation-date>
    <dc:date>2017-07-02T17:17:23.763571367</dc:date>
    <meta:editing-duration>PT9M6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2" meta:paragraph-count="20" meta:word-count="131" meta:character-count="844" meta:non-whitespace-character-count="733"/>
  </office:meta>
</office:document-meta>
</file>